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style:text-properties fo:font-size="18pt" style:font-size-asian="18pt" style:font-size-complex="18pt"/>
    </style:style>
    <style:style style:name="P7" style:family="paragraph">
      <loext:graphic-properties draw:fill-color="#ffffff"/>
      <style:text-properties fo:font-size="18pt" style:font-size-asian="18pt" style:font-size-complex="18pt"/>
    </style:style>
    <style:style style:name="P8" style:family="paragraph">
      <style:text-properties fo:font-size="20pt"/>
    </style:style>
    <style:style style:name="P9"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3">
              <text:list-item>
                <text:p>Artificial intelligence strategies, specifically:</text:p>
                <text:list>
                  <text:list-item>
                    <text:p>Genetic programming</text:p>
                  </text:list-item>
                  <text:list-item>
                    <text:p>Linear genetic programming</text:p>
                  </text:list-item>
                </text:list>
              </text:list-item>
              <text:list-item>
                <text:p>Providing abstract syntax tree access in imperative languages for genetic programming</text:p>
              </text:list-item>
              <text:list-item>
                <text:p>Ecosystem fitness modeling in genetic programming</text:p>
              </text:list-item>
              <text:list-item>
                <text:p>Artificial neural networks</text:p>
              </text:list-item>
              <text:list-item>
                <text:p>Constrained conditional models, and their use in art</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hese are the general areas of the topic that I will cover. First, I will discuss artificial intelligence strategies, specifically genetic programming and linear genetic programming. Second, I will discuss the possibility of providing abstract syntax tree access in imperative languages to facilitate genetic programming. I will also discuss ecosystem fitness modeling in genetic programming, artificial neural networks, and constrained conditional models, and the use of constrained conditional models in art.</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list text:style-name="L2">
                <text:list-item>
                  <text:p>There are a variety of techniques that are used to develop artificial intelligence.</text:p>
                </text:list-item>
                <text:list-item>
                  <text:p>One of these techniques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it for the most positive feedback.</text:span></text:p>
                </text:list-item>
                <text:list-item>
                  <text:p>So, if you had a picture that the computer show,s then you could ask the person operating it, do you like this picture better or do you like the other picture better, and then you could take the traits of the artwork that the person likes more, and apply that to other artwork.</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Typically, genetic programming is applied to computer languages that give tree-structured models of software a first-class role in the language.</text:span></text:p>
                </text:list-item>
                <text:list-item>
                  <text:p text:style-name="P4"><text:span text:style-name="T6">That is because tree structures are easier to manipulate using software than just the free from source code that is often what is readily available and manipulated by the programmer with languages such as C and Python.</text:span></text:p>
                </text:list-item>
                <text:list-item>
                  <text:p text:style-name="P4"><text:span text:style-name="T6">Linear genetic programming extends the practices of genetic programming to applicability within languages following the </text:span><text:span text:style-name="T7">imperative</text:span><text:span text:style-name="T8"> software programming paradigm, such as C.</text:span></text:p>
                </text:list-item>
              </text:list>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8">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8">Such a language could make genetic programming easier to apply to imperative languages.</text:span></text:p>
                </text:list-item>
                <text:list-item>
                  <text:p text:style-name="P4"><text:span text:style-name="T8">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2002 discuss “scoring” evolved software organisms on their fitness.</text:p>
              </text:list-item>
              <text:list-item>
                <text:p>Determining how to score an organism on its fitness is a challenge in effective genetic programming, but is necessary to get meaningful results from it.</text:p>
              </text:list-item>
              <text:list-item>
                <text:p>Khan 2018 suggests using performance against a suite of known-desired-value test cases as a metric of organism success.</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Determinism</text:p>
          </draw:text-box>
        </draw:frame>
        <draw:frame presentation:style-name="pr4" draw:layer="layout" svg:width="25.199cm" svg:height="12.179cm" svg:x="1.4cm" svg:y="4.914cm" presentation:class="outline" presentation:user-transformed="true">
          <draw:text-box>
            <text:list text:style-name="L3">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4.79cm" svg:x="2.1cm" svg:y="14.107cm" presentation:class="notes" presentation:user-transformed="true">
            <draw:text-box>
              <text:list text:style-name="L2">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Applications of types of determinism</text:p>
          </draw:text-box>
        </draw:frame>
        <draw:frame presentation:style-name="pr4" draw:layer="layout" svg:width="25.199cm" svg:height="12.179cm" svg:x="1.4cm" svg:y="4.914cm" presentation:class="outline" presentation:user-transformed="true">
          <draw:text-box>
            <text:list text:style-name="L3">
              <text:list-item>
                <text:p>These different classes of determinism in software systems are useful in different contexts.</text:p>
              </text:list-item>
              <text:list-item>
                <text:p>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p>
              </text:list-item>
              <text:list-item>
                <text:p>An input-deterministic system is useful for general applications, and is much more flexible than a fully deterministic system. [Krawiec, 2016]</text:p>
              </text:list-item>
              <text:list-item>
                <text:p>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p>
              </text:list-item>
              <text:list-item>
                <text:p>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825cm" svg:x="2.1cm" svg:y="14.107cm" presentation:class="notes" presentation:user-transformed="true">
            <draw:text-box>
              <text:list text:style-name="L2">
                <text:list-item>
                  <text:p text:style-name="P6"><text:span text:style-name="T9">These different classes of determinism in software systems are useful in different contexts.</text:span></text:p>
                </text:list-item>
                <text:list-item>
                  <text:p text:style-name="P6"><text:span text:style-name="T9">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span></text:p>
                </text:list-item>
                <text:list-item>
                  <text:p text:style-name="P6"><text:span text:style-name="T9">An input-deterministic system is useful for general applications, and is much more flexible than a fully deterministic system. [Krawiec, 2016]</text:span></text:p>
                </text:list-item>
                <text:list-item>
                  <text:p text:style-name="P6"><text:span text:style-name="T9">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span></text:p>
                </text:list-item>
                <text:list-item>
                  <text:p text:style-name="P6"><text:span text:style-name="T9">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span></text:p>
                </text:list-item>
              </text:list>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hi, Vaibhav. </text:span><text:span text:style-name="T1">Brain-Computer Interfacing for Assistive Robotics: Electroencephalograms, Recurrent Quantum Neural Networks and User-Centric Graphical Interfaces</text:span><text:span text:style-name="T2">, Elsevier, 201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Khan, Gul Muhammad. </text:span><text:span text:style-name="T1">Evolution of Artificial Neural Development: In Search of Learning Genes</text:span><text:span text:style-name="T2">, Springer, 2018.</text:span></text:p>
              </text:list-item>
              <text:list-item>
                <text:p><text:span text:style-name="T2">Krawiec, Krzysztof. </text:span><text:span text:style-name="T1">Behavioral Program Synthesis with Genetic Programming</text:span><text:span text:style-name="T2">, Springer, 2016.</text:span></text:p>
              </text:list-item>
              <text:list-item>
                <text:p><text:span text:style-name="T2">Langdon, William B., and Riccardo Poli. </text:span><text:span text:style-name="T1">Foundations of Genetic Programming</text:span><text:span text:style-name="T2">, Springer, 2002.</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user-transformed="true">
            <draw:text-box>
              <text:p text:style-name="P8">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9:52:25.139333884</dc:date>
    <meta:editing-duration>PT4H14M49S</meta:editing-duration>
    <meta:editing-cycles>48</meta:editing-cycles>
    <meta:document-statistic meta:object-count="69"/>
  </office:meta>
</office:document-meta>
</file>